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1pt" fo:language="sk" fo:country="SK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0in" fo:margin-right="0in" fo:text-indent="0.4917in" style:auto-text-indent="false"/>
    </style:style>
    <style:style style:name="P4" style:family="paragraph" style:parent-style-name="Standard">
      <style:paragraph-properties fo:margin-left="0in" fo:margin-right="0in" fo:text-indent="0.4917in" style:auto-text-indent="false"/>
      <style:text-properties officeooo:rsid="0014cc8f" officeooo:paragraph-rsid="00168025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7e1b4" officeooo:paragraph-rsid="0017e1b4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7e1b4" officeooo:paragraph-rsid="0017f1d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2d44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68025" style:font-size-asian="12pt" style:font-weight-asian="normal" style:font-size-complex="12pt" style:font-weight-complex="normal"/>
    </style:style>
    <style:style style:name="T4" style:family="text">
      <style:text-properties style:font-name="Calibri" fo:font-size="11pt" fo:language="sk" fo:country="SK" style:font-name-asian="Calibri1" style:font-size-asian="11pt" style:font-name-complex="Calibri1" style:font-size-complex="11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Komplikácie s UNetLab serverom v LXC kontajneri</text:p>
      <text:p text:style-name="P1"/>
      <text:p text:style-name="P1">Nedá sa pripojiť na UNetLab server v LXC kontajneri po príkaze "reboot"</text:p>
      <text:p text:style-name="P3"><text:span text:style-name="T1">Treba najprv opingať IP adresu servera </text:span><text:span text:style-name="T2">zvnutra hostovskeho OS t.j. attachnut LXC kontajner a opingat napr. 8.8.8.8</text:span><text:span text:style-name="T1">, a až potom sa pripojiť cez SSH. Ak to nezabralo na prvý krát, treba skúšať znova. Riešenie je funkčné za predpokladu, že sme neupravovali súbor "/etc/network/interfaces".</text:span></text:p>
      <text:p text:style-name="P4"><text:span text:style-name="T1">Tento problem je vyrieseny. Jeho pricina je popisana v subore „komplikacie_s_lxc_kontajnerom“ </text:span><text:span text:style-name="T3">v adresari „eve_ng_na_vzdialenom_serveri“.</text:span></text:p>
      <text:p text:style-name="P1"/>
      <text:p text:style-name="P1"/>
      <text:p text:style-name="P1">Zariadenia virtualizované pomocou QEMU / IOL nejdú spustiť</text:p>
      <text:p text:style-name="Standard">Preskúmať logy</text:p>
      <text:p text:style-name="P3">LOGS -&gt; unl_wrapper.txt (loguje spustenené boxy)</text:p>
      <text:p text:style-name="Standard"/>
      <text:p text:style-name="Standard">Popýtať sa na fórach</text:p>
      <text:p text:style-name="P3">Ubuntuforum, debianforum</text:p>
      <text:p text:style-name="P3"/>
      <text:p text:style-name="Standard">Napísať maily na support</text:p>
      <text:p text:style-name="Standard">Prečo QEMU a IOL boxy idú na fyzickom serveri, ale nechcú sa spustiť v LXC kontajneri? Veď LXC kontajner využíva to isté jadro, čo hosťovský systém. Je problém v oprávneniach, že LXC kontajner nemôže pristupovať k virtualizačným častiam jadra? Je to kvôli tomu, že na Odyseovi je hosťovský systém Debian namiesto Ubuntu? Alebo kvôli tomu, že si to vyžaduje vlastný UNetLab kernel? V čom sa UNetLab kernel líši od štandardného Ubuntu kernelu?</text:p>
      <text:p text:style-name="Standard"/>
      <text:p text:style-name="Standard">Možno by QEMU a IOL boxy išli pod KVM hypervízorom tj.</text:p>
      <text:p text:style-name="P3">Debian -&gt; LXC kontajner -&gt; KVM Hypervisor -&gt; UNetLab / EVE</text:p>
      <text:p text:style-name="P3"/>
      <text:p text:style-name="P5">A čo, keby sa UNetLab nainštaloval priamo na Debian server?</text:p>
      <text:p text:style-name="P3">Debian -&gt; UNetLab / EVE</text:p>
      <text:p text:style-name="P5"/>
      <text:p text:style-name="P5">Alebo nainštalovať KVM a v ňom spúšťať UNetLab:</text:p>
      <text:p text:style-name="P3"><text:soft-page-break/>Debian -&gt; KVM Hypervisor -&gt; UNetLab / EVE</text:p>
      <text:p text:style-name="P3"/>
      <text:p text:style-name="P3"/>
      <text:p text:style-name="Standard"><text:span text:style-name="T4"/></text:p>
      <text:p text:style-name="Standard"><text:span text:style-name="T4"/></text:p>
      <text:p text:style-name="Standard"><text:span text:style-name="T4">Zo súboru "unl_wrapper.txt" som získal príkaz na spustenie IOL routra.</text:span></text:p>
      <text:p text:style-name="P2"/>
      <text:p text:style-name="Standard"><text:span text:style-name="T4">andrej@unetlab-server:~$ /opt/unetlab/addons/iol/bin/i86bi-linux-l3-adventerprisek9-15.4.2T.bin -d 0 -e 1 -s 1 -- -n 1024 -q -m 256</text:span><text:line-break/><text:span text:style-name="T4">***************************************************************</text:span><text:line-break/><text:span text:style-name="T4">IOS On Unix - Cisco Systems confidential, internal use only</text:span><text:line-break/><text:span text:style-name="T4">Under no circumstances is this software to be provided to any</text:span><text:line-break/><text:span text:style-name="T4">non Cisco staff or customers. <text:s/>To do so is likely to result</text:span><text:line-break/><text:span text:style-name="T4">in disciplinary action. Please refer to the IOU Usage policy at</text:span><text:line-break/><text:span text:style-name="T4">wwwin-iou.cisco.com for more information.</text:span><text:line-break/><text:span text:style-name="T4">***************************************************************</text:span><text:line-break/><text:line-break/><text:span text:style-name="T4"> IOURC: Could not open iourc file</text:span><text:line-break/><text:line-break/><text:line-break/></text:p>
      <text:p text:style-name="Standard">Takže je to tým, že Cisco IOL box nevidí licenciu, ktorá tam očividne je a na fyzickom serveri mi ten istý spôsob generovania IOL licencie fungoval (lebo na ňom sa IOL box spustil).</text:p>
      <text:p text:style-name="Standard">Možno to bude tým, že sme zvolili doménové meno so špeciálnym znakom "unetlab_server". Preto sme ho zmenili na "unetlab"</text:p>
      <text:p text:style-name="P3">echo unetlab &gt; /etc/hostname</text:p>
      <text:p text:style-name="P3">Reboot</text:p>
      <text:p text:style-name="P3">(ak sa nebude dať pripojiť cez SSH do piatich minút, treba postupovať podľa návodu <text:span text:style-name="T5">"</text:span><text:span text:style-name="T1">Nedá sa pripojiť na UNetLab server v LXC kontajneri po príkaze "reboot" </text:span>")</text:p>
      <text:p text:style-name="P3">A znovu vygenerujeme licenčný súbor podľa rovnakého návodu.</text:p>
      <text:p text:style-name="P3"/>
      <text:p text:style-name="P3"/>
      <text:p text:style-name="P3">Nepomohlo.</text:p>
      <text:p text:style-name="P3"/>
      <text:p text:style-name="P3"/>
      <text:p text:style-name="P5">Zatiaľ je záver taký, že UNetLab v LXC kontajneri funguje iba VPCS (koncové zariadenie) a Dynamips routre. Všetko ostatné odmieta spolupracovať.</text:p>
      <text:p text:style-name="P5"><text:soft-page-break/></text:p>
      <text:p text:style-name="P5">Ďalším riešením je použiť KVM. Skúsim nainštalovať EVE (už nie UNetLab) do virt-manager a uvidím, čo to dá.</text:p>
      <text:p text:style-name="P5"/>
      <text:p text:style-name="P5"/>
      <text:p text:style-name="P9">Ďalšie komplikácie</text:p>
      <text:p text:style-name="P9">ked sa vmware player otvori, zavrieme ho a restartujeme pc resp. vypneme lxc kontajner (shutdown now) a potom ho znova spustime z lxc konzoly (treba povedat Marekovi).</text:p>
      <text:p text:style-name="P9"/>
      <text:p text:style-name="P9">Lenze po vypnuti lxc kontajnera "eve-test" sa don nedalo pripojit cez ssh. konektivita sa obnovila, ked sme attachli "eve-test" (konektivita s ssh stale nebola) a potom sme spravili "ping 8.8.8.8" a v tom momente sa objavil ssh prompt na prihlasovacie udaje. lxc kontajner som celu dobu spamoval prikazom "ssh andrej@&lt;ip_adr_servera&gt;" a bol som pripojenzy na wifi siet "eduroam".</text:p>
      <text:p text:style-name="P9"/>
      <text:p text:style-name="P9">do odysea sa ssh pakety dostanu, odyseus ich dalej forwarduje na br0 (bridge pre lxc), ale do lxc kontajnera sa nedostanu.</text:p>
      <text:p text:style-name="P9"/>
      <text:p text:style-name="P9">prikazom "tcpdump -e -i eth0 tcp port 22 and host &lt;ip_adr_servera&gt; and ether host &lt;falosna MAC adresa&gt;" sme zistili, ze pakety sa forwarduju na zlu cielovu MAC adresu, preto sa do "eve-test" kontajnera nedostanu.</text:p>
      <text:p text:style-name="P9"/>
      <text:p text:style-name="P9">ARP tabulka "arp -a" v odyseovi mala zle namapovanu MAC adresu na IP adresu mojho kontajnera. MAC adresa ARP zaznamu v Odyseovej ARP tabulke bola odlisna od MAC adresy vnutri kontajnera. Ale akonahle sme urobili "ping 8.8.8.8" ARP tabulka sa upravila do spravnej podoby a dostal som ssh prompt.</text:p>
      <text:p text:style-name="P9"/>
      <text:p text:style-name="P9">Zrejme sa tam zle arp zaznamy dostavaju z gatewayu, ale tam nemame pristup. Ale na vsetky ostatne IPcky kontajnerov sa ARPckom opyta, ale nie na IPcku mojho kontajnera.</text:p>
      <text:p text:style-name="P9"/>
      <text:p text:style-name="P9">Mozne riesenie je nastavit MAC adresu kontajnera na fixnu, aby sme predisli zbytocnym zasahom do arp tabulky.</text:p>
      <text:p text:style-name="P9"/>
      <text:p text:style-name="P9">TENTO PROBLEM JE UZ VYRIESEN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 Šišila</meta:initial-creator>
    <meta:creation-date>2017-02-24T12:46:38</meta:creation-date>
    <dc:date>2017-09-09T15:43:06.407532697</dc:date>
    <meta:generator>LibreOffice/5.4.1.2.0$Linux_X86_64 LibreOffice_project/40m0$Build-2</meta:generator>
    <meta:editing-duration>PT7M46S</meta:editing-duration>
    <meta:editing-cycles>5</meta:editing-cycles>
    <meta:document-statistic meta:table-count="0" meta:image-count="0" meta:object-count="0" meta:page-count="3" meta:paragraph-count="37" meta:word-count="680" meta:character-count="4418" meta:non-whitespace-character-count="3769"/>
    <meta:user-defined meta:name="AppVersion">00.0001</meta:user-defined>
    <meta:user-defined meta:name="ContentTypeId">0x010100E10BEC1D158F1D48BF9EB1BC6EFEDF5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